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8cm" svg:height="9.009cm" svg:x="19.367cm" svg:y="9.685cm">
            <draw:object draw:notify-on-update-of-ranges="Sheet1.C1:Sheet1.C78 Sheet1.E15:Sheet1.E15 Sheet1.D1:Sheet1.D78 Sheet1.C78:Sheet1.C139 Sheet1.E79:Sheet1.E79 Sheet1.D78:Sheet1.D1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9.332cm" svg:y="0.293cm">
            <draw:object draw:notify-on-update-of-ranges="Sheet1.A1:Sheet1.A78 Sheet1.E25:Sheet1.E25 Sheet1.B1:Sheet1.B78 Sheet1.A78:Sheet1.A139 Sheet1.E91:Sheet1.E91 Sheet1.B78:Sheet1.B1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0009" calcext:value-type="float">
            <text:p>0.000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0647" calcext:value-type="float">
            <text:p>0.000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0188" calcext:value-type="float">
            <text:p>0.020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4608" calcext:value-type="float">
            <text:p>0.034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6958" calcext:value-type="float">
            <text:p>0.036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62424" calcext:value-type="float">
            <text:p>0.062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63113" calcext:value-type="float">
            <text:p>0.063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96551" calcext:value-type="float">
            <text:p>0.096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99285" calcext:value-type="float">
            <text:p>0.099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01545" calcext:value-type="float">
            <text:p>0.101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04294" calcext:value-type="float">
            <text:p>0.104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21242" calcext:value-type="float">
            <text:p>0.121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71644" calcext:value-type="float">
            <text:p>0.171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95454" calcext:value-type="float">
            <text:p>0.195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0905" calcext:value-type="float">
            <text:p>0.080905</text:p>
          </table:table-cell>
          <table:table-cell office:value-type="float" office:value="0.000289" calcext:value-type="float">
            <text:p>0.00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05" calcext:value-type="float">
            <text:p>0.00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2457" calcext:value-type="float">
            <text:p>0.042457</text:p>
          </table:table-cell>
          <table:table-cell office:value-type="float" office:value="0.000418" calcext:value-type="float">
            <text:p>0.00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5407" calcext:value-type="float">
            <text:p>0.005407</text:p>
          </table:table-cell>
          <table:table-cell office:value-type="float" office:value="0.001827" calcext:value-type="float">
            <text:p>0.00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19016" calcext:value-type="float">
            <text:p>0.119016</text:p>
          </table:table-cell>
          <table:table-cell office:value-type="float" office:value="0.004384" calcext:value-type="float">
            <text:p>0.00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7217" calcext:value-type="float">
            <text:p>0.007217</text:p>
          </table:table-cell>
          <table:table-cell office:value-type="float" office:value="0.007372" calcext:value-type="float">
            <text:p>0.007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4932" calcext:value-type="float">
            <text:p>0.024932</text:p>
          </table:table-cell>
          <table:table-cell office:value-type="float" office:value="0.00864" calcext:value-type="float">
            <text:p>0.0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60858" calcext:value-type="float">
            <text:p>0.060858</text:p>
          </table:table-cell>
          <table:table-cell office:value-type="float" office:value="0.010034" calcext:value-type="float">
            <text:p>0.01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13334" calcext:value-type="float">
            <text:p>0.013334</text:p>
          </table:table-cell>
          <table:table-cell office:value-type="float" office:value="0.014461" calcext:value-type="float">
            <text:p>0.01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4426" calcext:value-type="float">
            <text:p>0.044426</text:p>
          </table:table-cell>
          <table:table-cell office:value-type="float" office:value="0.015719" calcext:value-type="float">
            <text:p>0.015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28" calcext:value-type="float">
            <text:p>0.0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29648" calcext:value-type="float">
            <text:p>0.129648</text:p>
          </table:table-cell>
          <table:table-cell office:value-type="float" office:value="0.020079" calcext:value-type="float">
            <text:p>0.020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1586" calcext:value-type="float">
            <text:p>0.041586</text:p>
          </table:table-cell>
          <table:table-cell office:value-type="float" office:value="0.021497" calcext:value-type="float">
            <text:p>0.02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017" calcext:value-type="float">
            <text:p>0.03017</text:p>
          </table:table-cell>
          <table:table-cell office:value-type="float" office:value="0.022645" calcext:value-type="float">
            <text:p>0.022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8296" calcext:value-type="float">
            <text:p>0.058296</text:p>
          </table:table-cell>
          <table:table-cell office:value-type="float" office:value="0.028029" calcext:value-type="float">
            <text:p>0.028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0049" calcext:value-type="float">
            <text:p>0.050049</text:p>
          </table:table-cell>
          <table:table-cell office:value-type="float" office:value="0.031839" calcext:value-type="float">
            <text:p>0.031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7388" calcext:value-type="float">
            <text:p>0.057388</text:p>
          </table:table-cell>
          <table:table-cell office:value-type="float" office:value="0.034457" calcext:value-type="float">
            <text:p>0.034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68861" calcext:value-type="float">
            <text:p>0.068861</text:p>
          </table:table-cell>
          <table:table-cell office:value-type="float" office:value="0.035514" calcext:value-type="float">
            <text:p>0.03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4231" calcext:value-type="float">
            <text:p>0.024231</text:p>
          </table:table-cell>
          <table:table-cell office:value-type="float" office:value="0.036006" calcext:value-type="float">
            <text:p>0.03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4515" calcext:value-type="float">
            <text:p>0.034515</text:p>
          </table:table-cell>
          <table:table-cell office:value-type="float" office:value="0.038786" calcext:value-type="float">
            <text:p>0.038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6672" calcext:value-type="float">
            <text:p>0.086672</text:p>
          </table:table-cell>
          <table:table-cell office:value-type="float" office:value="0.039403" calcext:value-type="float">
            <text:p>0.039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36564" calcext:value-type="float">
            <text:p>0.036564</text:p>
          </table:table-cell>
          <table:table-cell office:value-type="float" office:value="0.042761" calcext:value-type="float">
            <text:p>0.042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3562" calcext:value-type="float">
            <text:p>0.053562</text:p>
          </table:table-cell>
          <table:table-cell office:value-type="float" office:value="0.04356" calcext:value-type="float">
            <text:p>0.0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78886" calcext:value-type="float">
            <text:p>0.078886</text:p>
          </table:table-cell>
          <table:table-cell office:value-type="float" office:value="0.052327" calcext:value-type="float">
            <text:p>0.052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72861" calcext:value-type="float">
            <text:p>0.072861</text:p>
          </table:table-cell>
          <table:table-cell office:value-type="float" office:value="0.054311" calcext:value-type="float">
            <text:p>0.054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4743" calcext:value-type="float">
            <text:p>0.084743</text:p>
          </table:table-cell>
          <table:table-cell office:value-type="float" office:value="0.056098" calcext:value-type="float">
            <text:p>0.05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3862" calcext:value-type="float">
            <text:p>0.083862</text:p>
          </table:table-cell>
          <table:table-cell office:value-type="float" office:value="0.057337" calcext:value-type="float">
            <text:p>0.05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1136" calcext:value-type="float">
            <text:p>0.081136</text:p>
          </table:table-cell>
          <table:table-cell office:value-type="float" office:value="0.058285" calcext:value-type="float">
            <text:p>0.058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118873" calcext:value-type="float">
            <text:p>0.118873</text:p>
          </table:table-cell>
          <table:table-cell office:value-type="float" office:value="0.069845" calcext:value-type="float">
            <text:p>0.069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348" calcext:value-type="float">
            <text:p>0.070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1262" calcext:value-type="float">
            <text:p>0.051262</text:p>
          </table:table-cell>
          <table:table-cell office:value-type="float" office:value="0.072993" calcext:value-type="float">
            <text:p>0.07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3758" calcext:value-type="float">
            <text:p>0.083758</text:p>
          </table:table-cell>
          <table:table-cell office:value-type="float" office:value="0.076241" calcext:value-type="float">
            <text:p>0.076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348" calcext:value-type="float">
            <text:p>0.08348</text:p>
          </table:table-cell>
          <table:table-cell office:value-type="float" office:value="0.083621" calcext:value-type="float">
            <text:p>0.083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1167" calcext:value-type="float">
            <text:p>0.14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628" calcext:value-type="float">
            <text:p>0.14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418" calcext:value-type="float">
            <text:p>0.06241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229" calcext:value-type="float">
            <text:p>0.08229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01781" calcext:value-type="float">
            <text:p>0.001781</text:p>
          </table:table-cell>
          <table:table-cell office:value-type="float" office:value="0.022776" calcext:value-type="float">
            <text:p>0.022776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0873" calcext:value-type="float">
            <text:p>0.020873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53806" calcext:value-type="float">
            <text:p>0.053806</text:p>
          </table:table-cell>
          <table:table-cell office:value-type="float" office:value="0.042067" calcext:value-type="float">
            <text:p>0.042067</text:p>
          </table:table-cell>
          <table:table-cell office:value-type="float" office:value="0.006202" calcext:value-type="float">
            <text:p>0.006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6582" calcext:value-type="float">
            <text:p>0.046582</text:p>
          </table:table-cell>
          <table:table-cell office:value-type="float" office:value="0.038799" calcext:value-type="float">
            <text:p>0.038799</text:p>
          </table:table-cell>
          <table:table-cell office:value-type="float" office:value="0.024528" calcext:value-type="float">
            <text:p>0.024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4693" calcext:value-type="float">
            <text:p>0.044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58" calcext:value-type="float">
            <text:p>0.000058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0" calcext:value-type="float">
            <text:p>0</text:p>
          </table:table-cell>
          <table:table-cell office:value-type="float" office:value="0.000086" calcext:value-type="float">
            <text:p>0.000086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82565" calcext:value-type="float">
            <text:p>0.082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5" calcext:value-type="float">
            <text:p>0.000095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043" calcext:value-type="float">
            <text:p>0.018043</text:p>
          </table:table-cell>
          <table:table-cell office:value-type="float" office:value="0" calcext:value-type="float">
            <text:p>0</text:p>
          </table:table-cell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4349" calcext:value-type="float">
            <text:p>0.04349</text:p>
          </table:table-cell>
          <table:table-cell office:value-type="float" office:value="0.045901" calcext:value-type="float">
            <text:p>0.0459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253" calcext:value-type="float">
            <text:p>0.000253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20542" calcext:value-type="float">
            <text:p>0.020542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0" calcext:value-type="float">
            <text:p>0</text:p>
          </table:table-cell>
          <table:table-cell office:value-type="float" office:value="0.00112" calcext:value-type="float">
            <text:p>0.00112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office:value-type="float" office:value="0.07631" calcext:value-type="float">
            <text:p>0.07631</text:p>
          </table:table-cell>
          <table:table-cell office:value-type="float" office:value="0.054772" calcext:value-type="float">
            <text:p>0.054772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24127" calcext:value-type="float">
            <text:p>0.024127</text:p>
          </table:table-cell>
          <table:table-cell office:value-type="string" calcext:value-type="string">
            <text:p>Bar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" calcext:value-type="float">
            <text:p>0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074" calcext:value-type="float">
            <text:p>0.012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421" calcext:value-type="float">
            <text:p>0.012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295" calcext:value-type="float">
            <text:p>0.014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5907" calcext:value-type="float">
            <text:p>0.015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0362" calcext:value-type="float">
            <text:p>0.020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5996" calcext:value-type="float">
            <text:p>0.025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184" calcext:value-type="float">
            <text:p>0.04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7689" calcext:value-type="float">
            <text:p>0.07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38564" calcext:value-type="float">
            <text:p>0.038564</text:p>
          </table:table-cell>
          <table:table-cell office:value-type="float" office:value="0.000011" calcext:value-type="float">
            <text:p>0.00001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057" calcext:value-type="float">
            <text:p>0.014057</text:p>
          </table:table-cell>
          <table:table-cell office:value-type="float" office:value="0.000456" calcext:value-type="float">
            <text:p>0.000456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607" calcext:value-type="float">
            <text:p>0.000607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367" calcext:value-type="float">
            <text:p>0.013367</text:p>
          </table:table-cell>
          <table:table-cell office:value-type="float" office:value="0.022021" calcext:value-type="float">
            <text:p>0.02202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05822" calcext:value-type="float">
            <text:p>0.005822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6375" calcext:value-type="float">
            <text:p>0.006375</text:p>
          </table:table-cell>
          <table:table-cell office:value-type="float" office:value="0.034424" calcext:value-type="float">
            <text:p>0.034424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996" calcext:value-type="float">
            <text:p>0.016996</text:p>
          </table:table-cell>
          <table:table-cell office:value-type="float" office:value="0.039317" calcext:value-type="float">
            <text:p>0.039317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053091" calcext:value-type="float">
            <text:p>0.05309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0854" calcext:value-type="float">
            <text:p>0.010854</text:p>
          </table:table-cell>
          <table:table-cell office:value-type="float" office:value="0.081341" calcext:value-type="float">
            <text:p>0.08134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8627" calcext:value-type="float">
            <text:p>0.018627</text:p>
          </table:table-cell>
          <table:table-cell office:value-type="float" office:value="0.087253" calcext:value-type="float">
            <text:p>0.087253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9455" calcext:value-type="float">
            <text:p>0.09455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9423" calcext:value-type="float">
            <text:p>0.009423</text:p>
          </table:table-cell>
          <table:table-cell office:value-type="float" office:value="0.097141" calcext:value-type="float">
            <text:p>0.09714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25075" calcext:value-type="float">
            <text:p>0.025075</text:p>
          </table:table-cell>
          <table:table-cell office:value-type="float" office:value="0.010433" calcext:value-type="float">
            <text:p>0.010433</text:p>
          </table:table-cell>
          <table:table-cell office:value-type="float" office:value="0.010207" calcext:value-type="float">
            <text:p>0.010207</text:p>
          </table:table-cell>
          <table:table-cell office:value-type="float" office:value="0.099941" calcext:value-type="float">
            <text:p>0.099941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0.100145" calcext:value-type="float">
            <text:p>0.100145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4626" calcext:value-type="float">
            <text:p>0.014626</text:p>
          </table:table-cell>
          <table:table-cell office:value-type="float" office:value="0.105602" calcext:value-type="float">
            <text:p>0.105602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111719" calcext:value-type="float">
            <text:p>0.111719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18744" calcext:value-type="float">
            <text:p>0.018744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10322" calcext:value-type="float">
            <text:p>0.010322</text:p>
          </table:table-cell>
          <table:table-cell office:value-type="float" office:value="0.112535" calcext:value-type="float">
            <text:p>0.112535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654" calcext:value-type="float">
            <text:p>0.013654</text:p>
          </table:table-cell>
          <table:table-cell office:value-type="float" office:value="0.127887" calcext:value-type="float">
            <text:p>0.127887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133303" calcext:value-type="float">
            <text:p>0.133303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5803" calcext:value-type="float">
            <text:p>0.025803</text:p>
          </table:table-cell>
          <table:table-cell office:value-type="float" office:value="0.133486" calcext:value-type="float">
            <text:p>0.133486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12403" calcext:value-type="float">
            <text:p>0.012403</text:p>
          </table:table-cell>
          <table:table-cell office:value-type="float" office:value="0.008151" calcext:value-type="float">
            <text:p>0.008151</text:p>
          </table:table-cell>
          <table:table-cell office:value-type="float" office:value="0.004923" calcext:value-type="float">
            <text:p>0.004923</text:p>
          </table:table-cell>
          <table:table-cell office:value-type="float" office:value="0.135158" calcext:value-type="float">
            <text:p>0.135158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6236" calcext:value-type="float">
            <text:p>0.016236</text:p>
          </table:table-cell>
          <table:table-cell office:value-type="float" office:value="0.137968" calcext:value-type="float">
            <text:p>0.137968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3752" calcext:value-type="float">
            <text:p>0.013752</text:p>
          </table:table-cell>
          <table:table-cell office:value-type="float" office:value="0.149074" calcext:value-type="float">
            <text:p>0.149074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65613" calcext:value-type="float">
            <text:p>0.165613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office:value-type="float" office:value="0.024877" calcext:value-type="float">
            <text:p>0.024877</text:p>
          </table:table-cell>
          <table:table-cell office:value-type="float" office:value="0" calcext:value-type="float">
            <text:p>0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169589" calcext:value-type="float">
            <text:p>0.169589</text:p>
          </table:table-cell>
          <table:table-cell office:value-type="string" calcext:value-type="string">
            <text:p>Homer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4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1:09:10.608003863</dc:date>
    <meta:document-statistic meta:table-count="1" meta:cell-count="695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65cm" svg:y="0.316cm" chart:style-name="ch2">
          <text:p>Analyse des caractéristiques de Bart</text:p>
        </chart:title>
        <chart:legend chart:legend-position="end" svg:x="14.24cm" svg:y="3.952cm" style:legend-expansion="high" chart:style-name="ch3"/>
        <chart:plot-area chart:style-name="ch4" table:cell-range-address="Sheet1.A1:Sheet1.B78 Sheet1.E25:Sheet1.E25 Sheet1.E91:Sheet1.E91 Sheet1.B78:Sheet1.B139" chart:data-source-has-labels="row" svg:x="1.331cm" svg:y="1.301cm" svg:width="12.589cm" svg:height="6.538cm">
          <chartooo:coordinate-region svg:x="2.243cm" svg:y="1.5cm" svg:width="11.345cm" svg:height="5.692cm"/>
          <chart:axis chart:dimension="x" chart:name="primary-x" chart:style-name="ch5">
            <chart:title svg:x="7.105cm" svg:y="8.019cm" chart:style-name="ch6">
              <text:p>T-Shirt</text:p>
            </chart:title>
          </chart:axis>
          <chart:axis chart:dimension="y" chart:name="primary-y" chart:style-name="ch5">
            <chart:title svg:x="0.451cm" svg:y="5.977cm" chart:style-name="ch7">
              <text:p>Pantalon et soulier</text:p>
            </chart:title>
            <chart:grid chart:style-name="ch8" chart:class="major"/>
          </chart:axis>
          <chart:series chart:style-name="ch9" chart:values-cell-range-address="Sheet1.B1:Sheet1.B78" chart:label-cell-address="Sheet1.E25:Sheet1.E25" chart:class="chart:scatter">
            <chart:domain table:cell-range-address="Sheet1.A1:Sheet1.A78"/>
            <chart:data-point chart:repeated="78"/>
          </chart:series>
          <chart:series chart:style-name="ch10" chart:values-cell-range-address="Sheet1.B78:Sheet1.B139" chart:label-cell-address="Sheet1.E91:Sheet1.E91" chart:class="chart:scatter">
            <chart:domain table:cell-range-address="Sheet1.A78:Sheet1.A139"/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rt</text:p>
                <draw:g>
                  <svg:desc>Sheet1.E25:Sheet1.E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omer</text:p>
                <draw:g>
                  <svg:desc>Sheet1.E91:Sheet1.E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78</svg:desc>
                </draw:g>
              </table:table-cell>
              <table:table-cell office:value-type="float" office:value="0">
                <text:p>0</text:p>
                <draw:g>
                  <svg:desc>Sheet1.B1:Sheet1.B78</svg:desc>
                </draw:g>
              </table:table-cell>
              <table:table-cell office:value-type="float" office:value="0.07631">
                <text:p>0.07631</text:p>
                <draw:g>
                  <svg:desc>Sheet1.A78:Sheet1.A139</svg:desc>
                </draw:g>
              </table:table-cell>
              <table:table-cell office:value-type="float" office:value="0.054772">
                <text:p>0.054772</text:p>
                <draw:g>
                  <svg:desc>Sheet1.B78:Sheet1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9">
                <text:p>0.000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47">
                <text:p>0.000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188">
                <text:p>0.020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608">
                <text:p>0.034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958">
                <text:p>0.036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2424">
                <text:p>0.06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3113">
                <text:p>0.063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6551">
                <text:p>0.096551</text:p>
              </table:table-cell>
              <table:table-cell office:value-type="float" office:value="0">
                <text:p>0</text:p>
              </table:table-cell>
              <table:table-cell office:value-type="float" office:value="0.005256">
                <text:p>0.005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9285">
                <text:p>0.099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545">
                <text:p>0.101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294">
                <text:p>0.104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1242">
                <text:p>0.12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1644">
                <text:p>0.171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5454">
                <text:p>0.1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0905">
                <text:p>0.080905</text:p>
              </table:table-cell>
              <table:table-cell office:value-type="float" office:value="0.000289">
                <text:p>0.000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305">
                <text:p>0.000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2457">
                <text:p>0.042457</text:p>
              </table:table-cell>
              <table:table-cell office:value-type="float" office:value="0.000418">
                <text:p>0.000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407">
                <text:p>0.005407</text:p>
              </table:table-cell>
              <table:table-cell office:value-type="float" office:value="0.001827">
                <text:p>0.001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9016">
                <text:p>0.119016</text:p>
              </table:table-cell>
              <table:table-cell office:value-type="float" office:value="0.004384">
                <text:p>0.004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217">
                <text:p>0.007217</text:p>
              </table:table-cell>
              <table:table-cell office:value-type="float" office:value="0.007372">
                <text:p>0.007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932">
                <text:p>0.024932</text:p>
              </table:table-cell>
              <table:table-cell office:value-type="float" office:value="0.00864">
                <text:p>0.00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0858">
                <text:p>0.060858</text:p>
              </table:table-cell>
              <table:table-cell office:value-type="float" office:value="0.010034">
                <text:p>0.010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3334">
                <text:p>0.013334</text:p>
              </table:table-cell>
              <table:table-cell office:value-type="float" office:value="0.014461">
                <text:p>0.014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4426">
                <text:p>0.044426</text:p>
              </table:table-cell>
              <table:table-cell office:value-type="float" office:value="0.015719">
                <text:p>0.015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1728">
                <text:p>0.01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9648">
                <text:p>0.129648</text:p>
              </table:table-cell>
              <table:table-cell office:value-type="float" office:value="0.020079">
                <text:p>0.020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586">
                <text:p>0.041586</text:p>
              </table:table-cell>
              <table:table-cell office:value-type="float" office:value="0.021497">
                <text:p>0.021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017">
                <text:p>0.03017</text:p>
              </table:table-cell>
              <table:table-cell office:value-type="float" office:value="0.022645">
                <text:p>0.02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296">
                <text:p>0.058296</text:p>
              </table:table-cell>
              <table:table-cell office:value-type="float" office:value="0.028029">
                <text:p>0.028029</text:p>
              </table:table-cell>
              <table:table-cell office:value-type="float" office:value="0.005822">
                <text:p>0.005822</text:p>
              </table:table-cell>
              <table:table-cell office:value-type="float" office:value="0.000431">
                <text:p>0.000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0049">
                <text:p>0.050049</text:p>
              </table:table-cell>
              <table:table-cell office:value-type="float" office:value="0.031839">
                <text:p>0.03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7388">
                <text:p>0.057388</text:p>
              </table:table-cell>
              <table:table-cell office:value-type="float" office:value="0.034457">
                <text:p>0.034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8861">
                <text:p>0.068861</text:p>
              </table:table-cell>
              <table:table-cell office:value-type="float" office:value="0.035514">
                <text:p>0.035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231">
                <text:p>0.024231</text:p>
              </table:table-cell>
              <table:table-cell office:value-type="float" office:value="0.036006">
                <text:p>0.036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515">
                <text:p>0.034515</text:p>
              </table:table-cell>
              <table:table-cell office:value-type="float" office:value="0.038786">
                <text:p>0.038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6672">
                <text:p>0.086672</text:p>
              </table:table-cell>
              <table:table-cell office:value-type="float" office:value="0.039403">
                <text:p>0.039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564">
                <text:p>0.036564</text:p>
              </table:table-cell>
              <table:table-cell office:value-type="float" office:value="0.042761">
                <text:p>0.042761</text:p>
              </table:table-cell>
              <table:table-cell office:value-type="float" office:value="0.025075">
                <text:p>0.025075</text:p>
              </table:table-cell>
              <table:table-cell office:value-type="float" office:value="0.010433">
                <text:p>0.010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3562">
                <text:p>0.053562</text:p>
              </table:table-cell>
              <table:table-cell office:value-type="float" office:value="0.04356">
                <text:p>0.04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8886">
                <text:p>0.078886</text:p>
              </table:table-cell>
              <table:table-cell office:value-type="float" office:value="0.052327">
                <text:p>0.052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861">
                <text:p>0.072861</text:p>
              </table:table-cell>
              <table:table-cell office:value-type="float" office:value="0.054311">
                <text:p>0.054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4743">
                <text:p>0.084743</text:p>
              </table:table-cell>
              <table:table-cell office:value-type="float" office:value="0.056098">
                <text:p>0.056098</text:p>
              </table:table-cell>
              <table:table-cell office:value-type="float" office:value="0.018744">
                <text:p>0.018744</text:p>
              </table:table-cell>
              <table:table-cell office:value-type="float" office:value="0.018207">
                <text:p>0.0182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3862">
                <text:p>0.083862</text:p>
              </table:table-cell>
              <table:table-cell office:value-type="float" office:value="0.057337">
                <text:p>0.057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1136">
                <text:p>0.081136</text:p>
              </table:table-cell>
              <table:table-cell office:value-type="float" office:value="0.058285">
                <text:p>0.058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8873">
                <text:p>0.118873</text:p>
              </table:table-cell>
              <table:table-cell office:value-type="float" office:value="0.069845">
                <text:p>0.069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70348">
                <text:p>0.070348</text:p>
              </table:table-cell>
              <table:table-cell office:value-type="float" office:value="0.012403">
                <text:p>0.012403</text:p>
              </table:table-cell>
              <table:table-cell office:value-type="float" office:value="0.008151">
                <text:p>0.008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1262">
                <text:p>0.051262</text:p>
              </table:table-cell>
              <table:table-cell office:value-type="float" office:value="0.072993">
                <text:p>0.072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3758">
                <text:p>0.083758</text:p>
              </table:table-cell>
              <table:table-cell office:value-type="float" office:value="0.076241">
                <text:p>0.076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48">
                <text:p>0.08348</text:p>
              </table:table-cell>
              <table:table-cell office:value-type="float" office:value="0.083621">
                <text:p>0.083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141167">
                <text:p>0.141167</text:p>
              </table:table-cell>
              <table:table-cell office:value-type="float" office:value="0.024877">
                <text:p>0.024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49628">
                <text:p>0.14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62418">
                <text:p>0.06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8229">
                <text:p>0.08229</text:p>
              </table:table-cell>
              <table:table-cell office:value-type="float" office:value="0.001317">
                <text:p>0.00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781">
                <text:p>0.001781</text:p>
              </table:table-cell>
              <table:table-cell office:value-type="float" office:value="0.022776">
                <text:p>0.02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0873">
                <text:p>0.020873</text:p>
              </table:table-cell>
              <table:table-cell office:value-type="float" office:value="0.003311">
                <text:p>0.00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3806">
                <text:p>0.053806</text:p>
              </table:table-cell>
              <table:table-cell office:value-type="float" office:value="0.042067">
                <text:p>0.04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6582">
                <text:p>0.046582</text:p>
              </table:table-cell>
              <table:table-cell office:value-type="float" office:value="0.038799">
                <text:p>0.03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29276">
                <text:p>0.029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2565">
                <text:p>0.0825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18043">
                <text:p>0.018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349">
                <text:p>0.04349</text:p>
              </table:table-cell>
              <table:table-cell office:value-type="float" office:value="0.045901">
                <text:p>0.04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542">
                <text:p>0.020542</text:p>
              </table:table-cell>
              <table:table-cell office:value-type="float" office:value="0.014931">
                <text:p>0.01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631">
                <text:p>0.07631</text:p>
              </table:table-cell>
              <table:table-cell office:value-type="float" office:value="0.054772">
                <text:p>0.05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1cm" xlink:href=".." xlink:type="simple" chart:class="chart:scatter" chart:style-name="ch1">
        <chart:title svg:x="4.023cm" svg:y="0.316cm" chart:style-name="ch2">
          <text:p>Analyse des caractéristiques de Homer</text:p>
        </chart:title>
        <chart:legend chart:legend-position="end" svg:x="14.259cm" svg:y="3.957cm" style:legend-expansion="high" chart:style-name="ch3"/>
        <chart:plot-area chart:style-name="ch4" table:cell-range-address="Sheet1.C1:Sheet1.D78 Sheet1.E15:Sheet1.E15 Sheet1.E79:Sheet1.E79 Sheet1.D78:Sheet1.D139" chart:data-source-has-labels="row" svg:x="1.331cm" svg:y="1.301cm" svg:width="12.608cm" svg:height="6.548cm">
          <chartooo:coordinate-region svg:x="2.243cm" svg:y="1.5cm" svg:width="11.365cm" svg:height="5.702cm"/>
          <chart:axis chart:dimension="x" chart:name="primary-x" chart:style-name="ch5">
            <chart:title svg:x="7.141cm" svg:y="8.029cm" chart:style-name="ch6">
              <text:p>Barbe</text:p>
            </chart:title>
          </chart:axis>
          <chart:axis chart:dimension="y" chart:name="primary-y" chart:style-name="ch5">
            <chart:title svg:x="0.451cm" svg:y="5.28cm" chart:style-name="ch7">
              <text:p>Pantalon</text:p>
            </chart:title>
            <chart:grid chart:style-name="ch8" chart:class="major"/>
          </chart:axis>
          <chart:series chart:style-name="ch9" chart:values-cell-range-address="Sheet1.D1:Sheet1.D78" chart:label-cell-address="Sheet1.E15:Sheet1.E15" chart:class="chart:scatter">
            <chart:domain table:cell-range-address="Sheet1.C1:Sheet1.C78"/>
            <chart:data-point chart:repeated="78"/>
          </chart:series>
          <chart:series chart:style-name="ch10" chart:values-cell-range-address="Sheet1.D78:Sheet1.D139" chart:label-cell-address="Sheet1.E79:Sheet1.E79" chart:class="chart:scatter">
            <chart:domain table:cell-range-address="Sheet1.C78:Sheet1.C139"/>
            <chart:data-point chart:repeated="6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art</text:p>
                <draw:g>
                  <svg:desc>Sheet1.E15:Sheet1.E1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Homer</text:p>
                <draw:g>
                  <svg:desc>Sheet1.E79:Sheet1.E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78</svg:desc>
                </draw:g>
              </table:table-cell>
              <table:table-cell office:value-type="float" office:value="0">
                <text:p>0</text:p>
                <draw:g>
                  <svg:desc>Sheet1.D1:Sheet1.D78</svg:desc>
                </draw:g>
              </table:table-cell>
              <table:table-cell office:value-type="float" office:value="0.000846">
                <text:p>0.000846</text:p>
                <draw:g>
                  <svg:desc>Sheet1.C78:Sheet1.C139</svg:desc>
                </draw:g>
              </table:table-cell>
              <table:table-cell office:value-type="float" office:value="0.024127">
                <text:p>0.024127</text:p>
                <draw:g>
                  <svg:desc>Sheet1.D78:Sheet1.D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77">
                <text:p>0.000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3">
                <text:p>0.000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62">
                <text:p>0.00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81">
                <text:p>0.00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16">
                <text:p>0.00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94">
                <text:p>0.000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18">
                <text:p>0.00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23">
                <text:p>0.000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59">
                <text:p>0.00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25">
                <text:p>0.00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3">
                <text:p>0.0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88">
                <text:p>0.00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09">
                <text:p>0.00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09">
                <text:p>0.0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74">
                <text:p>0.01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246">
                <text:p>0.01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21">
                <text:p>0.01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95">
                <text:p>0.014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07">
                <text:p>0.015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362">
                <text:p>0.020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075">
                <text:p>0.02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96">
                <text:p>0.025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84">
                <text:p>0.04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66">
                <text:p>0.04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89">
                <text:p>0.0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564">
                <text:p>0.03856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057">
                <text:p>0.014057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07">
                <text:p>0.0006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67">
                <text:p>0.013367</text:p>
              </table:table-cell>
              <table:table-cell office:value-type="float" office:value="0.022021">
                <text:p>0.022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375">
                <text:p>0.006375</text:p>
              </table:table-cell>
              <table:table-cell office:value-type="float" office:value="0.034424">
                <text:p>0.0344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996">
                <text:p>0.016996</text:p>
              </table:table-cell>
              <table:table-cell office:value-type="float" office:value="0.039317">
                <text:p>0.039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01">
                <text:p>0.001701</text:p>
              </table:table-cell>
              <table:table-cell office:value-type="float" office:value="0.053091">
                <text:p>0.053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854">
                <text:p>0.010854</text:p>
              </table:table-cell>
              <table:table-cell office:value-type="float" office:value="0.081341">
                <text:p>0.081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27">
                <text:p>0.018627</text:p>
              </table:table-cell>
              <table:table-cell office:value-type="float" office:value="0.087253">
                <text:p>0.0872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087">
                <text:p>0.003087</text:p>
              </table:table-cell>
              <table:table-cell office:value-type="float" office:value="0.09455">
                <text:p>0.09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423">
                <text:p>0.009423</text:p>
              </table:table-cell>
              <table:table-cell office:value-type="float" office:value="0.097141">
                <text:p>0.09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207">
                <text:p>0.010207</text:p>
              </table:table-cell>
              <table:table-cell office:value-type="float" office:value="0.099941">
                <text:p>0.099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28">
                <text:p>0.007528</text:p>
              </table:table-cell>
              <table:table-cell office:value-type="float" office:value="0.100145">
                <text:p>0.100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626">
                <text:p>0.014626</text:p>
              </table:table-cell>
              <table:table-cell office:value-type="float" office:value="0.105602">
                <text:p>0.105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43">
                <text:p>0.00843</text:p>
              </table:table-cell>
              <table:table-cell office:value-type="float" office:value="0.111719">
                <text:p>0.1117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22">
                <text:p>0.010322</text:p>
              </table:table-cell>
              <table:table-cell office:value-type="float" office:value="0.112535">
                <text:p>0.112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654">
                <text:p>0.013654</text:p>
              </table:table-cell>
              <table:table-cell office:value-type="float" office:value="0.127887">
                <text:p>0.127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086">
                <text:p>0.012086</text:p>
              </table:table-cell>
              <table:table-cell office:value-type="float" office:value="0.133303">
                <text:p>0.133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803">
                <text:p>0.025803</text:p>
              </table:table-cell>
              <table:table-cell office:value-type="float" office:value="0.133486">
                <text:p>0.133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23">
                <text:p>0.004923</text:p>
              </table:table-cell>
              <table:table-cell office:value-type="float" office:value="0.135158">
                <text:p>0.13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236">
                <text:p>0.016236</text:p>
              </table:table-cell>
              <table:table-cell office:value-type="float" office:value="0.137968">
                <text:p>0.137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752">
                <text:p>0.013752</text:p>
              </table:table-cell>
              <table:table-cell office:value-type="float" office:value="0.149074">
                <text:p>0.149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5613">
                <text:p>0.1656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589">
                <text:p>0.009589</text:p>
              </table:table-cell>
              <table:table-cell office:value-type="float" office:value="0.169589">
                <text:p>0.1695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4">
                <text:p>0.0000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28">
                <text:p>0.0000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393">
                <text:p>0.0003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263">
                <text:p>0.0012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564">
                <text:p>0.0025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202">
                <text:p>0.006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4528">
                <text:p>0.0245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4693">
                <text:p>0.0446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00058">
                <text:p>0.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000086">
                <text:p>0.00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0095">
                <text:p>0.00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000194">
                <text:p>0.00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1">
                <text:p>0.00001</text:p>
              </table:table-cell>
              <table:table-cell office:value-type="float" office:value="0.000253">
                <text:p>0.000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0112">
                <text:p>0.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46">
                <text:p>0.000846</text:p>
              </table:table-cell>
              <table:table-cell office:value-type="float" office:value="0.024127">
                <text:p>0.02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